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86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/>
          <table:table-cell office:value-type="string" calcext:value-type="string">
            <text:p>Max note</text:p>
          </table:table-cell>
          <table:table-cell/>
        </table:table-row>
        <table:table-row table:style-name="ro1">
          <table:table-cell office:value-type="string" calcext:value-type="string">
            <text:p>Report respect specifications (time, format)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ject choice is well motivate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ent showed good interaction with the communit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sk was demonstrated as useful for the communit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ent understood the contribution proces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tribution was accepte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osophy and history of Open sourc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censes and legal aspect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 model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unity Governan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ivacy/Securit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centralisation/Standardisati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litical and Business aspects to use Open Sour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 calcext:value-type="string">
            <text:p>Bonus po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ent showed a particularly good autonom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ents faced difficulties and developed a good strategy to solve th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ent showed a particular insight and went beyond the cours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1:.C24])" office:value-type="float" office:value="23" calcext:value-type="float">
            <text:p>23</text:p>
          </table:table-cell>
          <table:table-cell table:formula="of:=SUM([.D1:.D24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0 : student lacked basic understa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: basic/scholar understa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: fluent understanding. Seems evid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1:28:16.955722895</meta:creation-date>
    <dc:date>2017-12-09T14:39:25.719746390</dc:date>
    <meta:editing-duration>PT25M30S</meta:editing-duration>
    <meta:editing-cycles>1</meta:editing-cycles>
    <meta:document-statistic meta:table-count="1" meta:cell-count="42" meta:object-count="0"/>
    <meta:generator>LibreOffice_Vanilla/5.4.4.3$MacOSX_X86_64 LibreOffice_project/327ad42f4b641f37cf4dd9936346bc386252669a</meta:generator>
  </office:meta>
</office:document-meta>
</file>